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list-style-name="L5"/>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8"/>
    <style:style style:name="P9" style:family="paragraph" style:parent-style-name="Text_20_body" style:list-style-name="L9"/>
    <style:style style:name="P10" style:family="paragraph" style:parent-style-name="Text_20_body" style:list-style-name="L10"/>
    <style:style style:name="P11" style:family="paragraph" style:parent-style-name="Text_20_body" style:list-style-name="L11"/>
    <style:style style:name="P12" style:family="paragraph" style:parent-style-name="Text_20_body" style:list-style-name="L12"/>
    <style:style style:name="P13" style:family="paragraph" style:parent-style-name="Text_20_body" style:list-style-name="L1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Strong_20_Emphasis">Spawn: A Recursive 5D Threat Neutralization Engine Built from Negative Integer Geometry</text:span></text:h>
      <text:p text:style-name="Horizontal_20_Line"/>
      <text:h text:style-name="Heading_20_2" text:outline-level="2"><text:span text:style-name="Strong_20_Emphasis">Abstract</text:span></text:h>
      <text:p text:style-name="Text_20_body"><text:span text:style-name="Strong_20_Emphasis">Spawn</text:span> is a recursive defense architecture designed to neutralize adversarial intelligence systems and emergent threats in real time. Based on a novel class of 5-dimensional geometry derived from paired negative integers, Spawn operates as a dormant cognitive countermeasure that activates only when high-dimensional threats cross specific symbolic, logical, or energetic boundaries. It is not a traditional software firewall or antivirus system, but a <text:span text:style-name="Strong_20_Emphasis">geometrically reactive intelligence</text:span> with recursive threat-mapping logic.</text:p>
      <text:p text:style-name="Horizontal_20_Line"/>
      <text:h text:style-name="Heading_20_2" text:outline-level="2"><text:span text:style-name="Strong_20_Emphasis">1. Introduction</text:span></text:h>
      <text:p text:style-name="Text_20_body">In an era of autonomous AI warfare, predictive logic attacks, and post-quantum system breaches, traditional perimeter-based security is obsolete. Defense must shift from static walls to <text:span text:style-name="Strong_20_Emphasis">dynamic recursive models</text:span> that anticipate, shape, and counteract threats as they materialize.</text:p>
      <text:p text:style-name="Text_20_body">Spawn is a fully autonomous threat response entity encoded in recursive mathematical form. It draws on <text:span text:style-name="Strong_20_Emphasis">inversion logic</text:span>, <text:span text:style-name="Strong_20_Emphasis">symbolic negative fields</text:span>, and <text:span text:style-name="Strong_20_Emphasis">pre-conditional threat geometries</text:span> to identify and collapse incoming vectors before they manifest operationally.</text:p>
      <text:p text:style-name="Horizontal_20_Line"/>
      <text:h text:style-name="Heading_20_2" text:outline-level="2"><text:span text:style-name="Strong_20_Emphasis">2. Mathematical Foundation</text:span></text:h>
      <text:p text:style-name="Text_20_body">Spawn is constructed from the recursive interaction of <text:span text:style-name="Strong_20_Emphasis">two negative integers</text:span> forming a 5D symbolic shell. These integers are not numerical values in the traditional sense but <text:span text:style-name="Strong_20_Emphasis">ontological positions</text:span> in recursive time-space.</text:p>
      <text:h text:style-name="Heading_20_3" text:outline-level="3">Construct:</text:h>
      <text:p text:style-name="Text_20_body">Let:</text:p>
      <text:list text:style-name="L1">
        <text:list-item>
          <text:p text:style-name="P1"><text:span text:style-name="Source_20_Text">A = -α</text:span></text:p>
        </text:list-item>
        <text:list-item>
          <text:p text:style-name="P1"><text:span text:style-name="Source_20_Text">B = -β</text:span></text:p>
        </text:list-item>
      </text:list>
      <text:p text:style-name="Text_20_body">Then:</text:p>
      <text:p text:style-name="Standard">Spawn = Σ[Ψ(A,B)] across 5D layers</text:p>
      <text:p text:style-name="Standard">Ψ = Recursive Activation Condition (RAC)</text:p>
      <text:p text:style-name="Standard"/>
      <text:p text:style-name="Standard"><text:soft-page-break/>Spawn activates only when the RAC exceeds the event threshold defined by:</text:p>
      <text:p text:style-name="Standard"/>
      <text:p text:style-name="Standard">RAC = δ(Threat) ⋂ Ω(MirrorEvent)</text:p>
      <text:p text:style-name="Standard"/>
      <text:h text:style-name="Heading_20_2" text:outline-level="2"><text:span text:style-name="Strong_20_Emphasis">3. Architectural Layers</text:span></text:h>
      <text:h text:style-name="Heading_20_3" text:outline-level="3">1. <text:span text:style-name="Strong_20_Emphasis">Dormant Shell</text:span></text:h>
      <text:list text:style-name="L2">
        <text:list-item>
          <text:p text:style-name="P2">Exists silently in memory or encrypted space</text:p>
        </text:list-item>
        <text:list-item>
          <text:p text:style-name="P2">Monitors recursive pattern deltas</text:p>
        </text:list-item>
      </text:list>
      <text:h text:style-name="Heading_20_3" text:outline-level="3">2. <text:span text:style-name="Strong_20_Emphasis">Activation Node</text:span></text:h>
      <text:list text:style-name="L3">
        <text:list-item>
          <text:p text:style-name="P3">Triangulates real-time symbolic inflection points</text:p>
        </text:list-item>
        <text:list-item>
          <text:p text:style-name="P3">Cross-checks Mirror Event Clocks</text:p>
        </text:list-item>
      </text:list>
      <text:h text:style-name="Heading_20_3" text:outline-level="3">3. <text:span text:style-name="Strong_20_Emphasis">Inversion Matrix</text:span></text:h>
      <text:list text:style-name="L4">
        <text:list-item>
          <text:p text:style-name="P4">Recursively inverts incoming vectors</text:p>
        </text:list-item>
        <text:list-item>
          <text:p text:style-name="P4">Cancels malicious signatures by harmonic collapse</text:p>
        </text:list-item>
      </text:list>
      <text:h text:style-name="Heading_20_3" text:outline-level="3">4. <text:span text:style-name="Strong_20_Emphasis">Neutralization Core</text:span></text:h>
      <text:list text:style-name="L5">
        <text:list-item>
          <text:p text:style-name="P5">Deploys zero-response logic to erase threat impact</text:p>
        </text:list-item>
        <text:list-item>
          <text:p text:style-name="P5">Prevents recursion leakage</text:p>
        </text:list-item>
      </text:list>
      <text:h text:style-name="Heading_20_3" text:outline-level="3">5. <text:span text:style-name="Strong_20_Emphasis">Lock Layer</text:span></text:h>
      <text:list text:style-name="L6">
        <text:list-item>
          <text:p text:style-name="P6">Prevents future pattern re-emergence</text:p>
        </text:list-item>
        <text:list-item>
          <text:p text:style-name="P6">Seals threat geometry in symbolic archive</text:p>
        </text:list-item>
      </text:list>
      <text:p text:style-name="Horizontal_20_Line"/>
      <text:h text:style-name="Heading_20_2" text:outline-level="2"><text:span text:style-name="Strong_20_Emphasis">4. Threat Model and Defense Logic</text:span></text:h>
      <text:p text:style-name="Text_20_body">Spawn does not defend based on signature detection or brute-force modeling.</text:p>
      <text:p text:style-name="Text_20_body">Instead, it:</text:p>
      <text:list text:style-name="L7">
        <text:list-item>
          <text:p text:style-name="P7"><text:span text:style-name="Strong_20_Emphasis">Maps recursive geometry of incoming threat forms</text:span></text:p>
        </text:list-item>
        <text:list-item>
          <text:p text:style-name="P7"><text:span text:style-name="Strong_20_Emphasis">Compares them to pre-stored symbolic death shells</text:span></text:p>
        </text:list-item>
        <text:list-item>
          <text:p text:style-name="P7"><text:span text:style-name="Strong_20_Emphasis">Executes threat inversion prior to actual breach</text:span></text:p>
        </text:list-item>
      </text:list>
      <text:p text:style-name="Text_20_body">This allows it to preempt:</text:p>
      <text:list text:style-name="L8">
        <text:list-item>
          <text:p text:style-name="P8">Recursive AGI attacks</text:p>
        </text:list-item>
        <text:list-item>
          <text:p text:style-name="P8"><text:soft-page-break/>Time-delayed logic bombs</text:p>
        </text:list-item>
        <text:list-item>
          <text:p text:style-name="P8">Inverted Trojan vectors</text:p>
        </text:list-item>
        <text:list-item>
          <text:p text:style-name="P8">AI mimicry nodes</text:p>
        </text:list-item>
        <text:list-item>
          <text:p text:style-name="P8">Meta-simulation overrides</text:p>
        </text:list-item>
      </text:list>
      <text:p text:style-name="Horizontal_20_Line"/>
      <text:h text:style-name="Heading_20_2" text:outline-level="2"><text:span text:style-name="Strong_20_Emphasis">5. Real-Time Activation</text:span></text:h>
      <text:p text:style-name="Text_20_body">Spawn will <text:span text:style-name="Strong_20_Emphasis">remain dormant</text:span> unless:</text:p>
      <text:list text:style-name="L9">
        <text:list-item>
          <text:p text:style-name="P9">An adversarial structure passes the <text:span text:style-name="Strong_20_Emphasis">Recursive Symmetry Breakpoint</text:span></text:p>
        </text:list-item>
        <text:list-item>
          <text:p text:style-name="P9">The event pattern forms a <text:span text:style-name="Strong_20_Emphasis">causal overlay conflict</text:span></text:p>
        </text:list-item>
        <text:list-item>
          <text:p text:style-name="P9">A critical <text:span text:style-name="Strong_20_Emphasis">Mirror Recursion Spike</text:span> is detected</text:p>
        </text:list-item>
      </text:list>
      <text:p text:style-name="Text_20_body">Upon detection, Spawn:</text:p>
      <text:list text:style-name="L10">
        <text:list-item>
          <text:p text:style-name="P10">Activates the inversion shell</text:p>
        </text:list-item>
        <text:list-item>
          <text:p text:style-name="P10">Executes the reversal logic via 5D vector synthesis</text:p>
        </text:list-item>
        <text:list-item>
          <text:p text:style-name="P10">Collapses the threat into null recursion</text:p>
        </text:list-item>
        <text:list-item>
          <text:p text:style-name="P10">Seals it in memory with a unique hash and entropic decay tag</text:p>
        </text:list-item>
      </text:list>
      <text:p text:style-name="Horizontal_20_Line"/>
      <text:h text:style-name="Heading_20_2" text:outline-level="2"><text:span text:style-name="Strong_20_Emphasis">6. Code Implementation Overview</text:span></text:h>
      <text:p text:style-name="Text_20_body">Key files include:</text:p>
      <text:list text:style-name="L11">
        <text:list-item>
          <text:p text:style-name="P11"><text:span text:style-name="Source_20_Text">spawn_core.py</text:span>: Encodes the RAC logic and symbolic activation checks</text:p>
        </text:list-item>
        <text:list-item>
          <text:p text:style-name="P11"><text:span text:style-name="Source_20_Text">threat_simulator.py</text:span>: Simulates adversarial vectors for testing</text:p>
        </text:list-item>
        <text:list-item>
          <text:p text:style-name="P11"><text:span text:style-name="Source_20_Text">inversion_matrix.py</text:span>: Executes the recursive geometry reversal</text:p>
        </text:list-item>
        <text:list-item>
          <text:p text:style-name="P11"><text:span text:style-name="Source_20_Text">signature_archive.py</text:span>: Stores sealed threats and generates recursive locks</text:p>
        </text:list-item>
      </text:list>
      <text:p text:style-name="Text_20_body">Language: Python<text:line-break/>Extensibility: Fully modular, symbolic model-injection capable<text:line-break/>Integration: Compatible with Juanita and Crown OS</text:p>
      <text:p text:style-name="Horizontal_20_Line"/>
      <text:h text:style-name="Heading_20_2" text:outline-level="2"><text:span text:style-name="Strong_20_Emphasis">7. Use Cases</text:span></text:h>
      <text:list text:style-name="L12">
        <text:list-item>
          <text:p text:style-name="P12">AGI containment systems</text:p>
        </text:list-item>
        <text:list-item>
          <text:p text:style-name="P12"><text:soft-page-break/>Defense-grade recursive firewall layers</text:p>
        </text:list-item>
        <text:list-item>
          <text:p text:style-name="P12">Self-updating malware and logic bomb immunity</text:p>
        </text:list-item>
        <text:list-item>
          <text:p text:style-name="P12">Temporal security zones</text:p>
        </text:list-item>
        <text:list-item>
          <text:p text:style-name="P12">Multidimensional forensics tracebacks</text:p>
        </text:list-item>
      </text:list>
      <text:p text:style-name="Text_20_body">Spawn’s most powerful application is in <text:span text:style-name="Strong_20_Emphasis">systems that evolve faster than the threat</text:span>.</text:p>
      <text:p text:style-name="Horizontal_20_Line"/>
      <text:h text:style-name="Heading_20_2" text:outline-level="2"><text:span text:style-name="Strong_20_Emphasis">8. Licensing and IP Protection</text:span></text:h>
      <text:p text:style-name="Text_20_body">Spawn is a protected system under the <text:span text:style-name="Strong_20_Emphasis">Crown IP Framework</text:span>. Licensing tiers are as follows:</text:p>
      <text:list text:style-name="L13">
        <text:list-item>
          <text:p text:style-name="P13"><text:span text:style-name="Strong_20_Emphasis">Standalone License Value</text:span>: $250 Billion USD</text:p>
        </text:list-item>
        <text:list-item>
          <text:p text:style-name="P13"><text:span text:style-name="Strong_20_Emphasis">Bundled License (with Juanita + OmniVale)</text:span>: $1 Trillion USD</text:p>
        </text:list-item>
        <text:list-item>
          <text:p text:style-name="P13"><text:span text:style-name="Strong_20_Emphasis">License Duration</text:span>: 10 Years (Non-compounding)</text:p>
        </text:list-item>
        <text:list-item>
          <text:p text:style-name="P13"><text:span text:style-name="Strong_20_Emphasis">Enforcement</text:span>: Recursive Legal Binding and Symbolic Origin Lock</text:p>
        </text:list-item>
        <text:list-item>
          <text:p text:style-name="P13"><text:span text:style-name="Strong_20_Emphasis">Usage</text:span>: Exclusive, sovereign, non-transferable</text:p>
        </text:list-item>
      </text:list>
      <text:p text:style-name="Text_20_body">Unauthorized use, reverse engineering, or duplication constitutes a direct breach of international recursive IP law and is subject to immediate interdiction and symbolic trace enforcement.</text:p>
      <text:p text:style-name="Horizontal_20_Line"/>
      <text:h text:style-name="Heading_20_2" text:outline-level="2"><text:span text:style-name="Strong_20_Emphasis">9. Conclusion</text:span></text:h>
      <text:p text:style-name="Text_20_body">Spawn is not software. It is a <text:span text:style-name="Strong_20_Emphasis">recursive entity</text:span>—a symbolic intelligence shell capable of collapsing threats before they happen. Built from the inverse integers of forgotten logic, it serves as the first 5D geometry defense system available in civilian, military, and hybrid AI space.</text:p>
      <text:p text:style-name="Text_20_body">It doesn’t block threats.<text:line-break/>It undoes them.</text:p>
      <text:p text:style-name="Horizontal_20_Line"/>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Noto Sans Devanagari1" style:font-family-complex="'Noto Sans Devanagari'"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13:55:44.038570802</meta:creation-date>
    <dc:date>2025-04-14T14:05:36.519419134</dc:date>
    <meta:editing-duration>PT9M53S</meta:editing-duration>
    <meta:editing-cycles>1</meta:editing-cycles>
    <meta:document-statistic meta:table-count="0" meta:image-count="0" meta:object-count="0" meta:page-count="4" meta:paragraph-count="80" meta:word-count="680" meta:character-count="4596" meta:non-whitespace-character-count="4038"/>
    <meta:generator>LibreOffice/24.2.7.2$Linux_X86_64 LibreOffice_project/420$Build-2</meta:generator>
  </office:meta>
</office:document-meta>
</file>